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421" officeooo:paragraph-rsid="00108421"/>
    </style:style>
    <style:style style:name="P2" style:family="paragraph" style:parent-style-name="Standard">
      <style:text-properties officeooo:rsid="00108421" officeooo:paragraph-rsid="00116e6c"/>
    </style:style>
    <style:style style:name="P3" style:family="paragraph" style:parent-style-name="Standard">
      <style:text-properties officeooo:paragraph-rsid="00116e6c"/>
    </style:style>
    <style:style style:name="P4" style:family="paragraph" style:parent-style-name="Standard">
      <style:text-properties fo:font-weight="bold" officeooo:rsid="00116e6c" officeooo:paragraph-rsid="00116e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08421" officeooo:paragraph-rsid="00108421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officeooo:paragraph-rsid="00108421"/>
    </style:style>
    <style:style style:name="P7" style:family="paragraph" style:parent-style-name="Standard" style:list-style-name="L1">
      <style:text-properties officeooo:paragraph-rsid="00116e6c"/>
    </style:style>
    <style:style style:name="P8" style:family="paragraph" style:parent-style-name="Standard" style:list-style-name="L1">
      <style:text-properties officeooo:rsid="00108421" officeooo:paragraph-rsid="00108421"/>
    </style:style>
    <style:style style:name="P9" style:family="paragraph" style:parent-style-name="Standard" style:list-style-name="L1">
      <style:text-properties officeooo:rsid="00108421" officeooo:paragraph-rsid="00116e6c"/>
    </style:style>
    <style:style style:name="P10" style:family="paragraph" style:parent-style-name="Standard">
      <style:text-properties officeooo:rsid="00108421" officeooo:paragraph-rsid="00116e6c"/>
    </style:style>
    <style:style style:name="P11" style:family="paragraph" style:parent-style-name="Standard">
      <style:text-properties fo:font-weight="bold" officeooo:rsid="00116e6c" officeooo:paragraph-rsid="00116e6c" style:font-weight-asian="bold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weight="bold" officeooo:rsid="00108421" officeooo:paragraph-rsid="00116e6c" style:font-weight-asian="bold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08421" officeooo:paragraph-rsid="00108421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08421" officeooo:paragraph-rsid="00116e6c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16e6c" officeooo:paragraph-rsid="00116e6c"/>
    </style:style>
    <style:style style:name="P16" style:family="paragraph" style:parent-style-name="Standard" style:list-style-name="L2">
      <style:paragraph-properties fo:margin-left="0.9846in" fo:margin-right="0in" fo:text-indent="-0.25in" style:auto-text-indent="false"/>
      <style:text-properties fo:font-weight="bold" officeooo:rsid="00108421" officeooo:paragraph-rsid="00108421" style:font-weight-asian="bold" style:font-weight-complex="bold"/>
    </style:style>
    <style:style style:name="P17" style:family="paragraph" style:parent-style-name="Standard" style:list-style-name="L2">
      <style:paragraph-properties fo:margin-left="0.9846in" fo:margin-right="0in" fo:text-indent="-0.25in" style:auto-text-indent="false"/>
      <style:text-properties fo:font-weight="bold" officeooo:rsid="00108421" officeooo:paragraph-rsid="00116e6c" style:font-weight-asian="bold" style:font-weight-complex="bold"/>
    </style:style>
    <style:style style:name="P18" style:family="paragraph" style:parent-style-name="Standard" style:list-style-name="L4">
      <style:paragraph-properties fo:margin-left="0.9846in" fo:margin-right="0in" fo:text-indent="-0.25in" style:auto-text-indent="false"/>
      <style:text-properties fo:font-weight="bold" officeooo:rsid="00108421" officeooo:paragraph-rsid="00108421" style:font-weight-asian="bold" style:font-weight-complex="bold"/>
    </style:style>
    <style:style style:name="P19" style:family="paragraph" style:parent-style-name="Standard" style:list-style-name="L6">
      <style:paragraph-properties fo:margin-left="0.9846in" fo:margin-right="0in" fo:text-indent="-0.25in" style:auto-text-indent="false"/>
      <style:text-properties fo:font-weight="bold" officeooo:rsid="00108421" officeooo:paragraph-rsid="00108421" style:font-weight-asian="bold" style:font-weight-complex="bold"/>
    </style:style>
    <style:style style:name="P20" style:family="paragraph" style:parent-style-name="Standard" style:list-style-name="L9">
      <style:paragraph-properties fo:margin-left="0.9846in" fo:margin-right="0in" fo:text-indent="-0.25in" style:auto-text-indent="false"/>
      <style:text-properties fo:font-weight="bold" officeooo:rsid="00108421" officeooo:paragraph-rsid="00116e6c" style:font-weight-asian="bold" style:font-weight-complex="bold"/>
    </style:style>
    <style:style style:name="P21" style:family="paragraph" style:parent-style-name="Standard" style:list-style-name="L11">
      <style:paragraph-properties fo:margin-left="0.9846in" fo:margin-right="0in" fo:text-indent="-0.25in" style:auto-text-indent="false"/>
      <style:text-properties fo:font-weight="bold" officeooo:rsid="00108421" officeooo:paragraph-rsid="00116e6c" style:font-weight-asian="bold" style:font-weight-complex="bold"/>
    </style:style>
    <style:style style:name="P22" style:family="paragraph" style:parent-style-name="Standard" style:list-style-name="L3">
      <style:paragraph-properties fo:margin-left="0.9846in" fo:margin-right="0in" fo:text-indent="-0.25in" style:auto-text-indent="false"/>
      <style:text-properties officeooo:rsid="00108421" officeooo:paragraph-rsid="00108421"/>
    </style:style>
    <style:style style:name="P23" style:family="paragraph" style:parent-style-name="Standard" style:list-style-name="L3">
      <style:paragraph-properties fo:margin-left="0.9846in" fo:margin-right="0in" fo:text-indent="-0.25in" style:auto-text-indent="false"/>
      <style:text-properties officeooo:rsid="00108421" officeooo:paragraph-rsid="001445e6"/>
    </style:style>
    <style:style style:name="P24" style:family="paragraph" style:parent-style-name="Standard" style:list-style-name="L5">
      <style:paragraph-properties fo:margin-left="0.9846in" fo:margin-right="0in" fo:text-indent="-0.25in" style:auto-text-indent="false"/>
      <style:text-properties officeooo:rsid="00108421" officeooo:paragraph-rsid="00108421"/>
    </style:style>
    <style:style style:name="P25" style:family="paragraph" style:parent-style-name="Standard" style:list-style-name="L5">
      <style:paragraph-properties fo:margin-left="0.9846in" fo:margin-right="0in" fo:text-indent="-0.25in" style:auto-text-indent="false"/>
      <style:text-properties officeooo:rsid="00108421" officeooo:paragraph-rsid="001445e6"/>
    </style:style>
    <style:style style:name="P26" style:family="paragraph" style:parent-style-name="Standard" style:list-style-name="L7">
      <style:paragraph-properties fo:margin-left="0.9846in" fo:margin-right="0in" fo:text-indent="-0.25in" style:auto-text-indent="false"/>
      <style:text-properties officeooo:rsid="00108421" officeooo:paragraph-rsid="00108421"/>
    </style:style>
    <style:style style:name="P27" style:family="paragraph" style:parent-style-name="Standard" style:list-style-name="L7">
      <style:paragraph-properties fo:margin-left="0.9846in" fo:margin-right="0in" fo:text-indent="-0.25in" style:auto-text-indent="false"/>
      <style:text-properties officeooo:rsid="00108421" officeooo:paragraph-rsid="001445e6"/>
    </style:style>
    <style:style style:name="P28" style:family="paragraph" style:parent-style-name="Standard" style:list-style-name="L8">
      <style:paragraph-properties fo:margin-left="0.9846in" fo:margin-right="0in" fo:text-indent="-0.25in" style:auto-text-indent="false"/>
      <style:text-properties officeooo:rsid="00108421" officeooo:paragraph-rsid="001445e6"/>
    </style:style>
    <style:style style:name="P29" style:family="paragraph" style:parent-style-name="Standard" style:list-style-name="L10">
      <style:paragraph-properties fo:margin-left="0.9846in" fo:margin-right="0in" fo:text-indent="-0.25in" style:auto-text-indent="false"/>
      <style:text-properties officeooo:rsid="00108421" officeooo:paragraph-rsid="001445e6"/>
    </style:style>
    <style:style style:name="P30" style:family="paragraph" style:parent-style-name="Standard" style:list-style-name="L7">
      <style:paragraph-properties fo:margin-left="0.9846in" fo:margin-right="0in" fo:text-indent="-0.25in" style:auto-text-indent="false"/>
      <style:text-properties officeooo:rsid="00116e6c" officeooo:paragraph-rsid="00116e6c"/>
    </style:style>
    <style:style style:name="P31" style:family="paragraph" style:parent-style-name="Standard" style:list-style-name="L8">
      <style:paragraph-properties fo:margin-left="0.9846in" fo:margin-right="0in" fo:text-indent="-0.25in" style:auto-text-indent="false"/>
      <style:text-properties officeooo:rsid="001445e6" officeooo:paragraph-rsid="001445e6"/>
    </style:style>
    <style:style style:name="P32" style:family="paragraph" style:parent-style-name="Standard" style:list-style-name="L10">
      <style:paragraph-properties fo:margin-left="0.9846in" fo:margin-right="0in" fo:text-indent="-0.25in" style:auto-text-indent="false"/>
      <style:text-properties officeooo:rsid="001445e6" officeooo:paragraph-rsid="001445e6"/>
    </style:style>
    <style:style style:name="P33" style:family="paragraph" style:parent-style-name="Standard" style:list-style-name="L12">
      <style:paragraph-properties fo:margin-left="0.9846in" fo:margin-right="0in" fo:text-indent="-0.25in" style:auto-text-indent="false"/>
      <style:text-properties officeooo:rsid="001445e6" officeooo:paragraph-rsid="001445e6"/>
    </style:style>
    <style:style style:name="P34" style:family="paragraph" style:parent-style-name="Standard" style:list-style-name="L1">
      <style:paragraph-properties fo:break-before="page"/>
      <style:text-properties officeooo:paragraph-rsid="00116e6c"/>
    </style:style>
    <style:style style:name="T1" style:family="text">
      <style:text-properties officeooo:rsid="00108421"/>
    </style:style>
    <style:style style:name="T2" style:family="text">
      <style:text-properties officeooo:rsid="00116e6c"/>
    </style:style>
    <style:style style:name="T3" style:family="text">
      <style:text-properties officeooo:rsid="00128874"/>
    </style:style>
    <style:style style:name="T4" style:family="text">
      <style:text-properties officeooo:rsid="001445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Teórico</text:p>
      <text:p text:style-name="P4"/>
      <text:p text:style-name="P4">Contesta las preguntas en azul <text:span text:style-name="T4">y rellena los lugares dónde hay puntos.</text:span></text:p>
      <text:p text:style-name="P1"/>
      <text:list xml:id="list1256372828" text:style-name="L1">
        <text:list-item>
          <text:p text:style-name="P8">Explica que es un socket y qué elementos básicos necesita.</text:p>
          <text:p text:style-name="P6"/>
        </text:list-item>
        <text:list-item>
          <text:p text:style-name="P8">Qué tipos de socket hay y para que se utilizan (nombra 4 tipos)</text:p>
          <text:p text:style-name="P6"/>
        </text:list-item>
        <text:list-item>
          <text:p text:style-name="P6"><text:span text:style-name="T1">Qué es una arquitectura </text:span><text:span text:style-name="T3">C</text:span><text:span text:style-name="T1">liente - </text:span><text:span text:style-name="T3">S</text:span><text:span text:style-name="T1">ervidor</text:span></text:p>
        </text:list-item>
      </text:list>
      <text:p text:style-name="P1"/>
      <text:list xml:id="list5531447454041" text:continue-numbering="true" text:style-name="L1">
        <text:list-item>
          <text:p text:style-name="P9">Pon un ejemplo detallando los pasos de una comunicación Cliente-Servidor con Stream Socket (orientado a conexión). Para cada función indica que hace y qué parámetros necesita.</text:p>
        </text:list-item>
      </text:list>
      <text:p text:style-name="P3"/>
      <text:p text:style-name="P12">Ejemplo (ampliando cada punto indicado):</text:p>
      <text:list xml:id="list822800421" text:style-name="L2">
        <text:list-item>
          <text:p text:style-name="P16">El servidor se prepara:</text:p>
        </text:list-item>
      </text:list>
      <text:list xml:id="list2855532951" text:style-name="L3">
        <text:list-item>
          <text:list>
            <text:list-item>
              <text:p text:style-name="P23">El servidor crea un socket con el método socket(<text:span text:style-name="T4">……………</text:span>)</text:p>
            </text:list-item>
            <text:list-item>
              <text:p text:style-name="P22">Luego vincula el socket a una dirección (hostname, número de puerto)</text:p>
            </text:list-item>
            <text:list-item>
              <text:p text:style-name="P22">A continuación el servidor ejecuta el método listen() para escucha las solicitudes de conexión de los cliente que quieran sus servicios.</text:p>
            </text:list-item>
            <text:list-item>
              <text:p text:style-name="P22">……………</text:p>
            </text:list-item>
            <text:list-item>
              <text:p text:style-name="P23">……………</text:p>
            </text:list-item>
            <text:list-item>
              <text:p text:style-name="P23">……………</text:p>
            </text:list-item>
          </text:list>
        </text:list-item>
      </text:list>
      <text:p text:style-name="P13"/>
      <text:list xml:id="list1789686812" text:style-name="L4">
        <text:list-item>
          <text:p text:style-name="P18">El cliente se prepara:</text:p>
        </text:list-item>
      </text:list>
      <text:list xml:id="list3005355326" text:style-name="L5">
        <text:list-item>
          <text:list>
            <text:list-item>
              <text:p text:style-name="P25">El cliente crea un socket con el método socket(<text:span text:style-name="T4">……………</text:span>)</text:p>
            </text:list-item>
            <text:list-item>
              <text:p text:style-name="P24">El cliente ejecuta el método connect() indicando el hostname y el número de puerto del servidor al que quiere solicitar una información o un servicio.</text:p>
            </text:list-item>
            <text:list-item>
              <text:p text:style-name="P25">……………</text:p>
            </text:list-item>
            <text:list-item>
              <text:p text:style-name="P25">……………</text:p>
            </text:list-item>
            <text:list-item>
              <text:p text:style-name="P25">……………</text:p>
            </text:list-item>
          </text:list>
        </text:list-item>
      </text:list>
      <text:p text:style-name="P13"/>
      <text:list xml:id="list3887874224" text:style-name="L6">
        <text:list-item>
          <text:p text:style-name="P19">Comunicación entre el servidor y el cliente:</text:p>
        </text:list-item>
      </text:list>
      <text:list xml:id="list3127732914" text:style-name="L7">
        <text:list-item>
          <text:list>
            <text:list-item>
              <text:p text:style-name="P26">El servidor ha recibido la solicitud del cliente y ejecuta un Accept() para vincularse con el cliente. <text:span text:style-name="T2">¿Cómo lo hace? Accept() devuelve una tupla (cliente, dirección). Cliente es el un nuevo socket creado en el servidor para atender las peticiones del cliente.</text:span></text:p>
            </text:list-item>
            <text:list-item>
              <text:p text:style-name="P30">El cliente envía una solicitud al servidor con el método send()</text:p>
            </text:list-item>
            <text:list-item>
              <text:p text:style-name="P30">El servidor recibe la solicitud en el socket cliente con el método receive()</text:p>
            </text:list-item>
            <text:list-item>
              <text:p text:style-name="P30">Ahora el servidor envía………………</text:p>
            </text:list-item>
            <text:list-item>
              <text:p text:style-name="P27">……………</text:p>
            </text:list-item>
            <text:list-item>
              <text:p text:style-name="P27">……………</text:p>
            </text:list-item>
            <text:list-item>
              <text:p text:style-name="P27">……………</text:p>
            </text:list-item>
            <text:list-item>
              <text:p text:style-name="P27">……………</text:p>
            </text:list-item>
            <text:list-item>
              <text:p text:style-name="P27">……………</text:p>
            </text:list-item>
          </text:list>
        </text:list-item>
      </text:list>
      <text:p text:style-name="P15"/>
      <text:p text:style-name="P14"/>
      <text:p text:style-name="P2"/>
      <text:list xml:id="list5530034146201" text:continue-list="list5531447454041" text:style-name="L1">
        <text:list-item>
          <text:p text:style-name="P34"><text:span text:style-name="T1">Pon un ejemplo detallando los pasos de una comunicación Cliente-Servidor con </text:span><text:span text:style-name="T2">Datagram</text:span><text:span text:style-name="T1"> Socket (</text:span><text:span text:style-name="T2">no </text:span><text:span text:style-name="T1">orientado a conexión). Para cada función indica que hace y qué parámetros necesita.</text:span></text:p>
        </text:list-item>
      </text:list>
      <text:p text:style-name="P15"/>
      <text:list xml:id="list5531926048218" text:continue-list="list822800421" text:style-name="L2">
        <text:list-item>
          <text:p text:style-name="P17">El servidor se prepara:</text:p>
        </text:list-item>
      </text:list>
      <text:list xml:id="list527639919" text:style-name="L8">
        <text:list-item>
          <text:list>
            <text:list-item>
              <text:p text:style-name="P28">El cliente crea un socket con el método socket(<text:span text:style-name="T4">……………</text:span>)</text:p>
            </text:list-item>
            <text:list-item>
              <text:p text:style-name="P31">……………</text:p>
            </text:list-item>
            <text:list-item>
              <text:p text:style-name="P31">……………</text:p>
            </text:list-item>
            <text:list-item>
              <text:p text:style-name="P31">……………</text:p>
            </text:list-item>
            <text:list-item>
              <text:p text:style-name="P31">……………</text:p>
            </text:list-item>
          </text:list>
        </text:list-item>
      </text:list>
      <text:p text:style-name="P14"/>
      <text:list xml:id="list4227086984" text:style-name="L9">
        <text:list-item>
          <text:p text:style-name="P20">El cliente se prepara:</text:p>
        </text:list-item>
      </text:list>
      <text:list xml:id="list2353120317" text:style-name="L10">
        <text:list-item>
          <text:list>
            <text:list-item>
              <text:p text:style-name="P29">El cliente crea un socket con el método socket(<text:span text:style-name="T4">……………</text:span>)</text:p>
            </text:list-item>
            <text:list-item>
              <text:p text:style-name="P32">……………</text:p>
            </text:list-item>
            <text:list-item>
              <text:p text:style-name="P32">……………</text:p>
            </text:list-item>
            <text:list-item>
              <text:p text:style-name="P32">……………</text:p>
            </text:list-item>
          </text:list>
        </text:list-item>
      </text:list>
      <text:p text:style-name="P14"/>
      <text:list xml:id="list66677765" text:style-name="L11">
        <text:list-item>
          <text:p text:style-name="P21">Comunicación entre el servidor y el cliente:</text:p>
        </text:list-item>
      </text:list>
      <text:list xml:id="list1364809922" text:style-name="L12">
        <text:list-item>
          <text:list>
            <text:list-item>
              <text:p text:style-name="P33">……………</text:p>
            </text:list-item>
            <text:list-item>
              <text:p text:style-name="P33">……………</text:p>
            </text:list-item>
          </text:list>
        </text:list-item>
      </text:list>
      <text:p text:style-name="P2"/>
      <text:p text:style-name="P2"/>
      <text:list xml:id="list5530544572354" text:continue-list="list5530034146201" text:style-name="L1">
        <text:list-item>
          <text:p text:style-name="P7"><text:span text:style-name="T2">Enumera las diferencias entre una comunicación Cliente-Servidor con Stream Socket y Datagram Socket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2:47:47.537893068</meta:creation-date>
    <dc:date>2023-11-05T00:55:29.915795043</dc:date>
    <meta:editing-duration>PT9M1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46" meta:word-count="371" meta:character-count="2098" meta:non-whitespace-character-count="1816"/>
  </office:meta>
</office:document-meta>
</file>